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fo:font-style="italic" style:font-style-asian="italic" style:font-style-complex="italic"/>
    </style:style>
    <style:style style:name="P15" style:family="paragraph" style:parent-style-name="Text_20_body" style:list-style-name="L10">
      <style:text-properties style:font-name="Times-Roman" fo:font-size="12pt" style:font-name-asian="Times-Roman" style:font-size-asian="12pt" style:font-name-complex="Times-Roman" style:font-size-complex="12pt"/>
    </style:style>
    <style:style style:name="P16" style:family="paragraph" style:parent-style-name="Standard" style:list-style-name="L1"/>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17">Rainer Villido “Semantic Integration Platform for Web Widgets Communication”<text:tab/>1</text:p>
          <text:p text:style-name="P17">Karli Kirsimäe “Automated OpenAjax Hub Widget Generation for Deep Web Surfacing”<text:tab/>2</text:p>
          <text:p text:style-name="P17">A Usability Approach to Improving the User Experience in Web Directories<text:tab/>2</text:p>
          <text:p text:style-name="P17">Deep Mashup: A Description-Based Framework for Lightweight Integration of Web Contents<text:tab/>3</text:p>
          <text:p text:style-name="P17">Extracting Client-side Web User Interface Controls<text:tab/>3</text:p>
          <text:p text:style-name="P17">Improving a Web Application Using Design Patterns: A Case Study<text:tab/>3</text:p>
          <text:p text:style-name="P17">Patterns for the Model-Based Development of RIAs<text:tab/>3</text:p>
          <text:p text:style-name="P17">Requirements for Rich Internet Application Design Methodologies<text:tab/>4</text:p>
          <text:p text:style-name="P17">Web Design Patterns: Investigating User Goals and Browsing Strategies<text:tab/>4</text:p>
          <text:p text:style-name="P17">Value-Driven Design for "Infosuasive" Web Applications<text:tab/>5</text:p>
          <text:p text:style-name="P17">USEFul: A Framework to Mainstream Web Site Usability Through Automated Evaluation<text:tab/>5</text:p>
          <text:p text:style-name="P17">Finding Usability Bugs with Automated Tests<text:tab/>5</text:p>
          <text:p text:style-name="P17">behaviorism : A Framework for Dynamic Data Visualization<text:tab/>6</text:p>
          <text:p text:style-name="P17">Use of Analogy in Synthesizing Novel Visualizations<text:tab/>6</text:p>
          <text:p text:style-name="P17">OpenAjax Metadata 1.0 Specification<text:tab/>6</text:p>
          <text:p text:style-name="P17">Eyes Don't Lie: Understanding Users' First Impressions on Website Design Using Eye Tracking<text:tab/>7</text:p>
          <text:p text:style-name="P17">Using Eye-Tracking Data to Understand First Impressions of a Website<text:tab/>8</text:p>
          <text:p text:style-name="P17">Computer interface evaluation using eye movements: methods and constructs<text:tab/>8</text:p>
          <text:p text:style-name="P17">Could I have the Menu Please? An Eye Tracking Study of Design Conventions<text:tab/>9</text:p>
          <text:p text:style-name="P17">Webpage aesthetics, performance, and usability: Design variables and their effects<text:tab/>9</text:p>
          <text:p text:style-name="P17">VIPS: a Vision-based Page Segmentation Algorithm<text:tab/>10</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text:soft-page-break/>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text:soft-page-break/>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41234353" text:style-name="L1">
        <text:list-item>
          <text:p text:style-name="P16">Reusing Web Application User-Interface Controls (<text:a xlink:type="simple" xlink:href="http://www.springerlink.com/content/6281844537643j65/">http://www.springerlink.com/content/6281844537643j65/</text:a> )</text:p>
        </text:list-item>
        <text:list-item>
          <text:p text:style-name="P16">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text:soft-page-break/>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41231578" text:style-name="L2">
        <text:list-item>
          <text:p text:style-name="P7">A Recommendation System to Support Design Patterns Selection ( <text:a xlink:type="simple" xlink:href="http://ieeexplore.ieee.org/xpl/freeabs_all.jsp?arnumber=5635261">http://ieeexplore.ieee.org/xpl/freeabs_all.jsp?arnumber=5635261</text:a> <text:s/>)</text:p>
        </text:list-item>
        <text:list-item>
          <text:p text:style-name="P7">A visual tool for using design patterns as pattern languages ( <text:a xlink:type="simple" xlink:href="http://dl.acm.org/citation.cfm?doid=1842993.1843005">http://dl.acm.org/citation.cfm?doid=1842993.1843005</text:a> <text:s/>)</text:p>
        </text:list-item>
      </text:list>
      <text:h text:style-name="Heading_20_1" text:outline-level="1"><text:soft-page-break/>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41242951" text:style-name="L3">
        <text:list-item>
          <text:p text:style-name="P8">Make use of conformance to standards</text:p>
        </text:list-item>
        <text:list-item>
          <text:p text:style-name="P8">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41237308" text:style-name="L4">
        <text:list-item>
          <text:p text:style-name="P9">The Research-Based Web Design &amp; Usability Guidelines - <text:a xlink:type="simple" xlink:href="http://www.usability.gov/guidelines/">http://www.usability.gov/guidelines/</text:a> </text:p>
        </text:list-item>
        <text:list-item>
          <text:p text:style-name="P9">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41236195" text:style-name="L5">
        <text:list-item>
          <text:p text:style-name="P10"><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0">Rocket Surgery Made Easy - <text:a xlink:type="simple" xlink:href="http://www.sensible.com/rsme.html">http://www.sensible.com/rsme.html</text:a> </text:p>
        </text:list-item>
        <text:list-item>
          <text:p text:style-name="P10">Don’t Make Me Think - <text:a xlink:type="simple" xlink:href="http://www.sensible.com/dmmt.html">http://www.sensible.com/dmmt.html</text:a> </text:p>
        </text:list-item>
        <text:list-item>
          <text:p text:style-name="P10">Orchestrating an Automated Test Lab - <text:a xlink:type="simple" xlink:href="http://queue.acm.org/detail.cfm?id=1046946">http://queue.acm.org/detail.cfm?id=1046946</text:a> </text:p>
        </text:list-item>
        <text:list-item>
          <text:p text:style-name="P10"><text:soft-page-break/>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41238983" text:style-name="L6">
        <text:list-item>
          <text:p text:style-name="P11">UI controls - The user interface components—such as combo boxes, menu bars, charts, and calendars—that some Ajax libraries provide.</text:p>
        </text:list-item>
        <text:list-item>
          <text:p text:style-name="P11">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41248834" text:style-name="L7">
        <text:list-item>
          <text:p text:style-name="P12">Widget metadata (expressed in XML).</text:p>
        </text:list-item>
        <text:list-item>
          <text:p text:style-name="P12">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oft-page-break/><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Position. Sequential position of images and text on the website were identified as other design <text:soft-page-break/>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Veen's design principles:</text:p>
      <text:list xml:id="list41229645" text:style-name="L8">
        <text:list-item>
          <text:p text:style-name="P13">Clear Navigation.</text:p>
        </text:list-item>
        <text:list-item>
          <text:p text:style-name="P13">Direct Access.</text:p>
        </text:list-item>
        <text:list-item>
          <text:p text:style-name="P13">Simplicity and Consistency.</text:p>
        </text:list-item>
        <text:list-item>
          <text:p text:style-name="P13">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Scanpaths were collected from 12 subjects while using both 'good' and 'poor' software interfaces.</text:p>
      <text:p text:style-name="Text_20_body"><text:soft-page-break/>The good / poor distinction was based upon physical grouping of interface tool buttons. Users expect physically grouped components to be related by some common characteristic, whether physical or conceptual (Wickens and Carswell, 1995).</text:p>
      <text:h text:style-name="Heading_20_1" text:outline-level="1">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text:h text:style-name="Heading_20_1" text:outline-level="1">Webpage aesthetics, performance, and usability: Design variables and their effects</text:h>
      <text:p text:style-name="Text_20_body">Oliver (2002) defines four principles of webpage interface design and development: 1) usability—how intuitively or easily the media item is navigated and processed; 2) visualization—creation of visually interesting and aesthetically pleasing media items while avoiding potentially distracting or unnecessary features; 3) functionality—features of the media item and how useful they are for supporting a given task; and 4) accessibility—tools that help users access the site in alternative formats and provide increased functionality.</text:p>
      <text:p text:style-name="Text_20_body">Turner (2002) invented a webpage usability methodology called Heuristic Evaluation by Proxy (HEP) as a guide for site design and creation.</text:p>
      <text:p text:style-name="Text_20_body">It should be noted here that there does not exist a consensus on the definition of usability (Hassenzahl &amp; Tractinsky 2006, Thuring &amp; Mahlke 2007). One of the purposes of the present study is to investigate how users define usability; particularly whether it includes only performance-related factors or if it includes aesthetic or emotional factors as well.</text:p>
      <text:p text:style-name="Text_20_body">The specific research questions addressed in this study are: 1) what are the design variables and their relationships to the user’s judgement of webpage usability; 2) what is the role of aesthetic and performance variables in usability; and 3) how do some of the design variables affect aesthetic judgement or performance?</text:p>
      <text:p text:style-name="Text_20_body"><text:soft-page-break/>The most important variables (most important first) are: information layout, server response time, time to load, download time, and speed. The five variables that least affect webpage preference (least important first) are: advertisements, songs, sudden pop-up windows, movies, and coordinated audio and video.</text:p>
      <text:p text:style-name="Text_20_body">The results also show that performance-related design variables are regarded as the most important ones in the perceived usability and overall preference of a webpage.</text:p>
      <text:p text:style-name="Text_20_body">Results show that overall user preference increases as aesthetic content increases. Overall user preference also increases as loading speed and variability decreases.</text:p>
      <text:p text:style-name="Text_20_body">The main finding of this experiment is that user aesthetic preference and ease of interaction ratings increase as font size increases, and user aesthetic preference increases as graphic size decreases, although user performance was not affected by the two design variables.</text:p>
      <text:p text:style-name="Text_20_body">Results show that users aesthetically preferred the wider column width. Their aesthetic preference also varies with link style, blue with underline being the most aesthetically preferred, then blue, then blue with scroll over underline, then black with underline, and finally navy blue without underline being the least aesthetically preferred. Ease of interaction also varies with link style; users finding blue with underline the easiest, followed by blue without underline, then blue with scroll over underline, then black plus underline, finally navy blue without underline being the hardest to interact with.</text:p>
      <text:p text:style-name="Text_20_body">Although link style and column width contributed to significant differences with respect to ease of interaction and user aesthetic preference, there was no significant difference in interaction time. This result is of particular note to designers because interaction time is often used as a measure of webpage ‘goodness,’ i.e., if a user finds what he/she is looking for in the quickest amount of time, the webpage is better/more preferred. This study has shown that is not necessarily the case.</text:p>
      <text:h text:style-name="Heading_20_1" text:outline-level="1">VIPS: a Vision-based Page Segmentation Algorithm</text:h>
      <text:p text:style-name="P1">Not very much related to my topic, it is about separating blocks in a web page, I already have blocks and I have to create a web page from these blocks.</text:p>
      <text:p text:style-name="Text_20_body">Most information retrieval systems on the Web consider web pages as the smallest and undividable units, but a web page as a whole may not be appropriate to represent a single semantic. A web page usually contains various contents such as navigation, decoration, interaction and contact information, which are not related to the topic of the web-page.</text:p>
      <text:p text:style-name="Text_20_body">Traditionally different links in a page are treated identically. The basic assumption of link analysis is that if there is a link between two pages, there is some relationship between the two whole pages. But in most cases, a link from page A to page B just indicates that there might be some relationship between some certain part of page A and some certain part of page B.</text:p>
      <text:p text:style-name="Text_20_body">Much recent work [11, 13, 14, 17] try to extract the structure information from HTML DOM tree. However, because of the flexibility of HTML syntax, a lot of web pages do not obey the W3C html specifications, which might cause mistakes in DOM tree structure.</text:p>
      <text:p text:style-name="Text_20_body">Some research efforts show that users always expect that certain functional part of a web page (e.g. navigational links, advertisement bar) appears at certain position of that page [6].</text:p>
      <text:p text:style-name="Text_20_body">Actually, when a web page is presented to the user, the spatial and visual cues can help the user to unconsciously divide the web page into several semantic parts.</text:p>
      <text:p text:style-name="Text_20_body">In this paper, we propose VIPS (VIsion-based Page Segmentation) algorithm to extract the semantic structure for a web page. Such semantic structure is a hierarchical structure in which each node will correspond to a block. Each node will be assigned a value (Degree of Coherence) to indicate how coherent of the content in the block based on visual perception. The VIPS algorithm makes full use <text:soft-page-break/>of page layout feature: it first extracts all the suitable blocks from the html DOM tree, then it tries to find the separators between these extracted blocks. Here, separators denote the horizontal or vertical lines in a web page that visually cross with no blocks. Finally, based on these separators, the semantic structure for the web page is constructed. VIPS algorithm employs a top-down approach, which is very effective.</text:p>
      <text:p text:style-name="Text_20_body">Take home message: use new HTML5 structural elements to separate content sections, it makes this kind of mess a lot easier.</text:p>
      <text:h text:style-name="Heading_20_2" text:outline-level="2">Further reading</text:h>
      <text:list xml:id="list41502634" text:style-name="L10">
        <text:list-item>
          <text:p text:style-name="P15">Bernard, M. L.. Criteria for optimal web design (designing for usability). 20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4-29T21:37:42.39</dc:date>
    <dc:creator>Hans Mäesalu</dc:creator>
    <meta:editing-duration>P3DT16M53S</meta:editing-duration>
    <meta:editing-cycles>322</meta:editing-cycles>
    <meta:generator>OpenOffice.org/3.3$Win32 OpenOffice.org_project/330m20$Build-9567</meta:generator>
    <meta:document-statistic meta:table-count="0" meta:image-count="0" meta:object-count="0" meta:page-count="11" meta:paragraph-count="219" meta:word-count="4432" meta:character-count="29055"/>
  </office:meta>
</office:document-meta>
</file>